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New Century Schoolbook', 'Book Antiqua', 'Times New Roman', serif"/>
    <style:font-face style:name="Lohit Hindi1" svg:font-family="'Lohit Hindi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B" style:family="table-column">
      <style:table-column-properties style:column-width="12.751cm" style:rel-column-width="4915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095111"/>
    </style:style>
    <style:style style:name="P2" style:family="paragraph" style:parent-style-name="Table_20_Contents">
      <style:paragraph-properties fo:text-align="start" style:justify-single-word="false"/>
      <style:text-properties officeooo:paragraph-rsid="00095111"/>
    </style:style>
    <style:style style:name="P3" style:family="paragraph" style:parent-style-name="Table_20_Contents">
      <style:paragraph-properties fo:text-align="start" style:justify-single-word="false"/>
      <style:text-properties officeooo:paragraph-rsid="000accd6"/>
    </style:style>
    <style:style style:name="P4" style:family="paragraph" style:parent-style-name="Text_20_body">
      <style:paragraph-properties fo:text-align="start" style:justify-single-word="false"/>
      <style:text-properties officeooo:paragraph-rsid="00054f2e"/>
    </style:style>
    <style:style style:name="P5" style:family="paragraph" style:parent-style-name="Table_20_Heading">
      <style:paragraph-properties fo:text-align="center" style:justify-single-word="false"/>
      <style:text-properties officeooo:paragraph-rsid="00054f2e"/>
    </style:style>
    <style:style style:name="P6" style:family="paragraph" style:parent-style-name="Table_20_Heading">
      <style:paragraph-properties fo:text-align="center" style:justify-single-word="false"/>
      <style:text-properties officeooo:rsid="000c6134" officeooo:paragraph-rsid="000c6134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0095111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00c6134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00c6134" officeooo:paragraph-rsid="000c6134" style:font-weight-asian="bold" style:font-weight-complex="bold"/>
    </style:style>
    <style:style style:name="T1" style:family="text">
      <style:text-properties officeooo:rsid="0007faf4"/>
    </style:style>
    <style:style style:name="T2" style:family="text">
      <style:text-properties officeooo:rsid="000accd6"/>
    </style:style>
    <style:style style:name="T3" style:family="text">
      <style:text-properties officeooo:rsid="000c3ba8"/>
    </style:style>
    <style:style style:name="T4" style:family="text">
      <style:text-properties officeooo:rsid="000c61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4">Sección</text:span></text:span><text:span text:style-name="Strong_20_Emphasis">:</text:span> [asb.<text:span text:style-name="T3">nombre</text:span>;block=<text:span text:style-name="T1">tbs:page</text:span>;sub1=<text:span text:style-name="T3">municipios</text:span>]</text:p>
      <text:p text:style-name="P9">Municipio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#</text:p>
          </table:table-cell>
          <table:table-cell table:style-name="Tabla3.B1" office:value-type="string">
            <text:p text:style-name="P6">Nombre</text:p>
          </table:table-cell>
        </table:table-row>
        <table:table-row>
          <table:table-cell table:style-name="Tabla3.A2" office:value-type="string">
            <text:p text:style-name="P3">[asb_sub1.#;block=<text:span text:style-name="T2">tbs:row</text:span>]</text:p>
          </table:table-cell>
          <table:table-cell table:style-name="Tabla3.B2" office:value-type="string">
            <text:p text:style-name="P2">[asb_sub1.<text:span text:style-name="T4">nombre</text:span>]</text:p>
          </table:table-cell>
        </table:table-row>
      </table:table>
      <text:p text:style-name="P8"><text:span text:style-name="Strong_20_Emphasis">Total score:</text:span> [asb.<text:span text:style-name="T4">electores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'New Century Schoolbook', 'Book Antiqua', 'Times New Roman', serif"/>
    <style:font-face style:name="Lohit Hindi1" svg:font-family="'Lohit Hindi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29cm" fo:margin-bottom="0.529cm" style:contextual-spacing="false" fo:text-indent="0cm" style:auto-text-indent="false"/>
      <style:text-properties fo:color="#0398ca" style:font-name="Georgia" fo:font-family="Georgia, 'New Century Schoolbook', 'Book Antiqua', 'Times New Roman', serif" fo:font-size="13.5pt" fo:font-weight="bold" style:font-name-asian="Georgia" style:font-family-asian="Georgia, 'New Century Schoolbook', 'Book Antiqua', 'Times New Roman', serif" style:font-size-asian="13.5pt" style:font-weight-asian="bold" style:font-name-complex="Georgia" style:font-family-complex="Georgia, 'New Century Schoolbook', 'Book Antiqua', 'Times New Roman', serif" style:font-size-complex="13.5pt" style:font-weight-complex="bold"/>
    </style:style>
    <style:style style:name="Table_20_Contents" style:display-name="Table Contents" style:family="paragraph" style:parent-style-name="Text_20_body" style:class="extra">
      <style:text-properties style:font-name="Verdana" fo:font-family="Verdana, Arial, Helvetica, sans-serif" fo:font-size="8.25pt" style:font-name-asian="Verdana" style:font-family-asian="Verdana, Arial, Helvetica, sans-serif" style:font-size-asian="8.25pt" style:font-name-complex="Verdana" style:font-family-complex="Verdana, Arial, Helvetica, sans-serif" style:font-size-complex="8.2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Farias</meta:initial-creator>
    <meta:creation-date>2015-04-27T19:22:50.586599480</meta:creation-date>
    <dc:date>2015-04-27T19:43:58.322993683</dc:date>
    <dc:creator>Facundo Farias</dc:creator>
    <meta:editing-duration>PT4M23S</meta:editing-duration>
    <meta:editing-cycles>7</meta:editing-cycles>
    <meta:generator>LibreOffice/4.1.3.2$Linux_X86_64 LibreOffice_project/410m0$Build-2</meta:generator>
    <meta:document-statistic meta:table-count="1" meta:image-count="0" meta:object-count="0" meta:page-count="1" meta:paragraph-count="7" meta:word-count="10" meta:character-count="141" meta:non-whitespace-character-count="138"/>
  </office:meta>
</office:document-meta>
</file>